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d42d" officeooo:paragraph-rsid="0011d42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1d42d" officeooo:paragraph-rsid="0011d42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49e67" officeooo:paragraph-rsid="00149e67" style:font-weight-asian="normal" style:font-weight-complex="normal"/>
    </style:style>
    <style:style style:name="T1" style:family="text">
      <style:text-properties officeooo:rsid="0011d42d"/>
    </style:style>
    <style:style style:name="T2" style:family="text">
      <style:text-properties fo:font-weight="bold" officeooo:rsid="0011d42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54</text:span><text:span text:style-name="T1"> – </text:span>EXPRESSÕES REGULARES 03 - ÂNCORAS DE INÍCIO E FIM DE LINHA – LINUX</text:h>
      <text:p text:style-name="P2"/>
      <text:p text:style-name="P2">*** METACARACTERES – ÂNCORA ***</text:p>
      <text:p text:style-name="P2"/>
      <text:p text:style-name="P3">Metacaracteres – Âncoras</text:p>
      <text:p text:style-name="P3"/>
      <text:p text:style-name="P3">– Usados para representar caracteres no inicio ou no final de uma linha</text:p>
      <text:p text:style-name="P3"/>
      <text:p text:style-name="P3">início de linha: ^</text:p>
      <text:p text:style-name="P3">final de linha: $</text:p>
      <text:p text:style-name="P3"/>
      <text:p text:style-name="P3">^abc</text:p>
      <text:p text:style-name="P3">abc$</text:p>
      <text:p text:style-name="P3"/>
      <text:p text:style-name="P4">Localizar linhas vazias </text:p>
      <text:p text:style-name="P4">^$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7:45:33.191891150</meta:creation-date>
    <dc:date>2020-04-26T18:00:26.942407845</dc:date>
    <meta:editing-duration>PT4M40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45" meta:character-count="266" meta:non-whitespace-character-count="225"/>
  </office:meta>
</office:document-meta>
</file>